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eterministic merging block scheme with z=4</text:p>
          </table:table-cell>
          <table:table-cell table:number-columns-repeated="3"/>
        </table:table-row>
        <table:table-row table:style-name="ro1">
          <table:table-cell office:value-type="string">
            <text:p>Test case nodes=600 q=4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</text:p>
          </table:table-cell>
          <table:table-cell office:value-type="string">
            <text:p>Total Links</text:p>
          </table:table-cell>
          <table:table-cell office:value-type="string">
            <text:p>Broken links</text:p>
          </table:table-cell>
          <table:table-cell office:value-type="string">
            <text:p>E(s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9700">
            <text:p>179700</text:p>
          </table:table-cell>
          <table:table-cell office:value-type="float" office:value="50103">
            <text:p>50103</text:p>
          </table:table-cell>
          <table:table-cell office:value-type="float" office:value="0.278815">
            <text:p>0.27881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9700">
            <text:p>179700</text:p>
          </table:table-cell>
          <table:table-cell office:value-type="float" office:value="49186">
            <text:p>49186</text:p>
          </table:table-cell>
          <table:table-cell office:value-type="float" office:value="0.273712">
            <text:p>0.27371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9700">
            <text:p>179700</text:p>
          </table:table-cell>
          <table:table-cell office:value-type="float" office:value="47788">
            <text:p>47788</text:p>
          </table:table-cell>
          <table:table-cell office:value-type="float" office:value="0.265932">
            <text:p>0.26593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9700">
            <text:p>179700</text:p>
          </table:table-cell>
          <table:table-cell office:value-type="float" office:value="36045">
            <text:p>36045</text:p>
          </table:table-cell>
          <table:table-cell office:value-type="float" office:value="0.2005843">
            <text:p>0.200584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1">08/21/2011</text:date>, <text:time>07:1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itra </meta:initial-creator>
    <meta:creation-date>2011-08-21T06:45:56</meta:creation-date>
    <dc:date>2011-08-21T07:16:41</dc:date>
    <dc:creator>aritra </dc:creator>
    <meta:editing-duration>PT29M39S</meta:editing-duration>
    <meta:editing-cycles>4</meta:editing-cycles>
    <meta:generator>LibreOffice/3.3$Unix LibreOffice_project/330m19$Build-202</meta:generator>
    <meta:document-statistic meta:table-count="3" meta:cell-count="22" meta:object-count="0"/>
  </office:meta>
</office:document-meta>
</file>